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96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4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st results</text:p>
          </table:table-cell>
          <table:table-cell table:number-columns-repeated="6"/>
          <table:table-cell>
            <draw:frame table:end-cell-address="Sheet1.M17" table:end-x="1.022cm" table:end-y="0.299cm" draw:z-index="0" draw:style-name="gr1" svg:width="7.999cm" svg:height="6.999cm" svg:x="2.055cm" svg:y="0.048cm">
              <draw:object draw:notify-on-update-of-ranges="Sheet1.B5:Sheet1.B5 Sheet1.B7:Sheet1.B7 Sheet1.C5:Sheet1.C5 Sheet1.C7:Sheet1.C7 Sheet1.D5:Sheet1.D5 Sheet1.D7:Sheet1.D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Zig-zag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5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2" office:value-type="string">
            <text:p>hard turnings</text:p>
          </table:table-cell>
          <table:table-cell office:value-type="string">
            <text:p>broken lines</text:p>
          </table:table-cell>
          <table:table-cell table:number-columns-repeated="1020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llipse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5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straight lines</text:p>
          </table:table-cell>
          <table:table-cell office:value-type="string">
            <text:p>hard turnings</text:p>
          </table:table-cell>
          <table:table-cell office:value-type="string">
            <text:p>nd</text:p>
          </table:table-cell>
          <table:table-cell table:number-columns-repeated="1020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3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>
            <text:p>square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5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hard turnings</text:p>
          </table:table-cell>
          <table:table-cell office:value-type="string">
            <text:p>broken lines</text:p>
          </table:table-cell>
          <table:table-cell office:value-type="string">
            <text:p>hard turnings</text:p>
          </table:table-cell>
          <table:table-cell table:number-columns-repeated="1020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3">13/07/2010</text:date>, <text:time>10:2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loris</meta:initial-creator>
    <meta:creation-date>2010-07-12T15:35:40</meta:creation-date>
    <dc:creator>Daniele Ferro</dc:creator>
    <dc:date>2010-07-13T10:26:37</dc:date>
    <meta:editing-cycles>7</meta:editing-cycles>
    <meta:editing-duration>PT00H22M44S</meta:editing-duration>
    <meta:document-statistic meta:table-count="3" meta:cell-count="61" meta:object-count="1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legend chart:legend-position="end" svg:x="6.873cm" svg:y="2.844cm" chart:style-name="ch2"/>
        <chart:plot-area chart:style-name="ch3" table:cell-range-address="Sheet1.B5:Sheet1.D5 Sheet1.B7:Sheet1.D7" chart:data-source-has-labels="row" svg:x="0.16cm" svg:y="0.14cm" svg:width="6.552cm" svg:height="6.64cm">
          <chart:axis chart:dimension="x" chart:name="primary-x" chart:style-name="ch4">
            <chart:title svg:x="2.233cm" svg:y="6.349cm" chart:style-name="ch5">
              <text:p>optimal distance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7:Sheet1.B7" chart:label-cell-address="Sheet1.B5:Sheet1.B5" chart:class="chart:bar">
            <chart:data-point/>
          </chart:series>
          <chart:series chart:style-name="ch9" chart:values-cell-range-address="Sheet1.C7:Sheet1.C7" chart:label-cell-address="Sheet1.C5:Sheet1.C5" chart:class="chart:bar">
            <chart:data-point/>
          </chart:series>
          <chart:series chart:style-name="ch10" chart:values-cell-range-address="Sheet1.D7:Sheet1.D7" chart:label-cell-address="Sheet1.D5:Sheet1.D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5:Sheet1.B5">5</text:p>
              </table:table-cell>
              <table:table-cell office:value-type="string">
                <text:p text:id="Sheet1.C5:Sheet1.C5">15</text:p>
              </table:table-cell>
              <table:table-cell office:value-type="string">
                <text:p text:id="Sheet1.D5:Sheet1.D5">25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">
                <text:p text:id="Sheet1.B7:Sheet1.B7">2</text:p>
              </table:table-cell>
              <table:table-cell office:value-type="float" office:value="4">
                <text:p text:id="Sheet1.C7:Sheet1.C7">4</text:p>
              </table:table-cell>
              <table:table-cell office:value-type="float" office:value="3">
                <text:p text:id="Sheet1.D7:Sheet1.D7"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